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ourier New" svg:font-family="Courier New" style:font-family-generic="modern" style:font-pitch="fixed" svg:panose-1="2 7 3 9 2 2 5 2 4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2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3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4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5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6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7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8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9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10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11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12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13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14" style:parent-style-name="Standard" style:family="paragraph">
      <style:paragraph-properties fo:margin-bottom="0.1388in" fo:line-height="115%"/>
    </style:style>
    <style:style style:name="T15" style:parent-style-name="DefaultParagraphFont" style:family="text">
      <style:text-properties fo:font-weight="bold" style:font-weight-asian="bold" style:font-weight-complex="bold" fo:color="#008141" fo:font-size="11pt" style:font-size-asian="11pt" style:font-size-complex="11pt"/>
    </style:style>
    <style:style style:name="P16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17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18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19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20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21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22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23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24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25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26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27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28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29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30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31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32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33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34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35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36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37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38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39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40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41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42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43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44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45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46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47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48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49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50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51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52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53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54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55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56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57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58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59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60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61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62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63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64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65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66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67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68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69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70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71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72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73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74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75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76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77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78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79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80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81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82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83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84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85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86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87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88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89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90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91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92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93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94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95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96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97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98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99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100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101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102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103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104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105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106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107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108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109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110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111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112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113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114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  <style:style style:name="P115" style:parent-style-name="Standard" style:family="paragraph">
      <style:text-properties fo:font-weight="bold" style:font-weight-asian="bold" style:font-weight-complex="bold" fo:color="#008141" fo:font-size="11pt" style:font-size-asian="11pt" style:font-size-complex="11pt"/>
    </style:style>
    <style:style style:name="P116" style:parent-style-name="Standard" style:family="paragraph">
      <style:text-properties fo:font-weight="bold" style:font-weight-asian="bold" style:font-weight-complex="bold" fo:color="#008141" fo:font-size="11pt" style:font-size-asian="11pt" style:font-size-complex="11pt"/>
    </style:style>
    <style:style style:name="P117" style:parent-style-name="Standard" style:family="paragraph">
      <style:text-properties fo:font-weight="bold" style:font-weight-asian="bold" style:font-weight-complex="bold" fo:color="#008141" fo:font-size="11pt" style:font-size-asian="11pt" style:font-size-complex="11pt"/>
    </style:style>
    <style:style style:name="P118" style:parent-style-name="Standard" style:family="paragraph">
      <style:text-properties fo:font-weight="bold" style:font-weight-asian="bold" style:font-weight-complex="bold" fo:color="#008141" fo:font-size="11pt" style:font-size-asian="11pt" style:font-size-complex="11pt"/>
    </style:style>
    <style:style style:name="P119" style:parent-style-name="Standard" style:family="paragraph">
      <style:text-properties fo:font-weight="bold" style:font-weight-asian="bold" style:font-weight-complex="bold" fo:color="#008141" fo:font-size="11pt" style:font-size-asian="11pt" style:font-size-complex="11pt"/>
    </style:style>
    <style:style style:name="P120" style:parent-style-name="Standard" style:family="paragraph">
      <style:text-properties fo:font-weight="bold" style:font-weight-asian="bold" style:font-weight-complex="bold" fo:color="#008141" fo:font-size="11pt" style:font-size-asian="11pt" style:font-size-complex="11pt"/>
    </style:style>
    <style:style style:name="P121" style:parent-style-name="Standard" style:family="paragraph">
      <style:text-properties fo:font-weight="bold" style:font-weight-asian="bold" style:font-weight-complex="bold" fo:color="#008141" fo:font-size="11pt" style:font-size-asian="11pt" style:font-size-complex="11pt"/>
    </style:style>
    <style:style style:name="P122" style:parent-style-name="Standard" style:family="paragraph">
      <style:text-properties fo:font-weight="bold" style:font-weight-asian="bold" style:font-weight-complex="bold" fo:color="#008141" fo:font-size="11pt" style:font-size-asian="11pt" style:font-size-complex="11pt"/>
    </style:style>
    <style:style style:name="P123" style:parent-style-name="Standard" style:family="paragraph">
      <style:text-properties fo:font-weight="bold" style:font-weight-asian="bold" style:font-weight-complex="bold" fo:color="#008141" fo:font-size="11pt" style:font-size-asian="11pt" style:font-size-complex="11pt"/>
    </style:style>
    <style:style style:name="P124" style:parent-style-name="Standard" style:family="paragraph">
      <style:text-properties fo:font-weight="bold" style:font-weight-asian="bold" style:font-weight-complex="bold" fo:color="#008141" fo:font-size="11pt" style:font-size-asian="11pt" style:font-size-complex="11pt"/>
    </style:style>
    <style:style style:name="P125" style:parent-style-name="Standard" style:family="paragraph">
      <style:text-properties fo:font-weight="bold" style:font-weight-asian="bold" style:font-weight-complex="bold" fo:color="#008141" fo:font-size="11pt" style:font-size-asian="11pt" style:font-size-complex="11pt"/>
    </style:style>
    <style:style style:name="P126" style:parent-style-name="Standard" style:family="paragraph">
      <style:text-properties fo:font-weight="bold" style:font-weight-asian="bold" style:font-weight-complex="bold" fo:color="#008141" fo:font-size="11pt" style:font-size-asian="11pt" style:font-size-complex="11pt"/>
    </style:style>
    <style:style style:name="P127" style:parent-style-name="Standard" style:family="paragraph">
      <style:text-properties fo:font-weight="bold" style:font-weight-asian="bold" style:font-weight-complex="bold" fo:color="#008141" fo:font-size="11pt" style:font-size-asian="11pt" style:font-size-complex="11pt"/>
    </style:style>
    <style:style style:name="P128" style:parent-style-name="Standard" style:family="paragraph">
      <style:paragraph-properties fo:margin-bottom="0.1388in" fo:line-height="115%"/>
      <style:text-properties fo:font-weight="bold" style:font-weight-asian="bold" style:font-weight-complex="bold" fo:color="#008141" fo:font-size="11pt" style:font-size-asian="11pt" style:font-size-complex="11pt"/>
    </style:style>
  </office:automatic-styles>
  <office:body>
    <office:text text:use-soft-page-breaks="true">
      <text:p text:style-name="P1">1. =007163</text:p>
      <text:p text:style-name="P2">SEE LOG FOR "Act 6 Intermission 3 Part 1" IN GAMES FOLDER</text:p>
      <text:p text:style-name="P3">_</text:p>
      <text:p text:style-name="P4">2. =007298</text:p>
      <text:p text:style-name="P5">SEE LOG FOR "Act 6 Intermission 3 Part 3" IN GAMES FOLDER</text:p>
      <text:p text:style-name="P6">_</text:p>
      <text:p text:style-name="P7">3. MINISTRIFE: =007327</text:p>
      <text:p text:style-name="P8">What? No+, this isn't a co+stume. It's just what I was wearing. I came o+ver here to+ see what all the co+mmo+tio+n was abo+ut.</text:p>
      <text:p text:style-name="P9">Uh... sure. So+ this is a party? So+unds like fun!</text:p>
      <text:p text:style-name="P10">Ho+russ, yo+ur o+utfit lo+o+ks nice, but so+rry to+ say it was a false alarm. It's no+t a co+stume party.</text:p>
      <text:p text:style-name="P11">Ah. Go+tcha. Hey guys, can I be o+n the o+ther team?</text:p>
      <text:p text:style-name="P12">I saw the cro+wd fro+m way o+ver there. Acco+rding to+ peo+ple o+n the cusp, this is so+me so+rt o+f co+stume party?</text:p>
      <text:p text:style-name="P13">Sho+o+sh!</text:p>
      <text:p text:style-name="P14"><text:span text:style-name="T15">_</text:span></text:p>
      <text:p text:style-name="P16">MP1 - Welco+me back.</text:p>
      <text:p text:style-name="P17">So+, yo+ur death certificate has barely dried, and yo+u're already busy raising an army, I hear?</text:p>
      <text:p text:style-name="P18">Wo+rd travels fast here. Plenty o+f go+ssip.</text:p>
      <text:p text:style-name="P19">No+ o+ne quite prepares yo+u fo+r the fact that o+n the o+ther side o+f death is an infinite echo+ chamber o+f teen drama.</text:p>
      <text:p text:style-name="P20">Funny ho+w when we left o+ur wo+rld to+ play yo+ur game, we all tho+ught we were leaving o+ur juvenile scho+o+lfeeding days behind us.</text:p>
      <text:p text:style-name="P21">I no+ticed ho+w yo+u cunningly sidestepped an enco+unter with Kankri do+wn there.</text:p>
      <text:p text:style-name="P22">I think he might be entertaining so+me delusio+n o+f taking him under his wing.</text:p>
      <text:soft-page-break/>
      <text:p text:style-name="P23">Or if no+t his wing, the red fuzzy arm o+f his sweater.</text:p>
      <text:p text:style-name="P24">I made it fo+r him, actually.</text:p>
      <text:p text:style-name="P25">Fo+r o+ne thing, I go+t tired o+f lo+o+king at his stupid hiked up pants, which he refused to+ change, ever. Serio+usly, did yo+u ever see him wearing anything else?</text:p>
      <text:p text:style-name="P26">So+ unfashio+nable.</text:p>
      <text:p text:style-name="P27">Also+, he was always shivering. It gets kind o+f chilly o+ut here, and he just wo+uldn't sto+p. No+t that I minded to+o+ much, but he just has this way o+f making such vo+cal and o+stentatio+us displays o+f suffering, like it's so+me kind o+f righteo+us state o+f being. It gets difficult fo+r everyo+ne to+ endure, especially after eo+ns. Hence his nickname, I guess.</text:p>
      <text:p text:style-name="P28">The Insufferable.</text:p>
      <text:p text:style-name="P29">Oh, I kno+w.</text:p>
      <text:p text:style-name="P30">I was under the impressio+n yo+u didn't co+me here to+ start trading go+ssip.</text:p>
      <text:p text:style-name="P31">It's alright. It's no+t like I have many well kept secrets.</text:p>
      <text:p text:style-name="P32">Co+me visit any time. We'll get yo+u all caught up o+n exactly who+'s been seen passing thro+ugh the well-greased revo+lving do+o+rs to+ my quadrants.</text:p>
      <text:p text:style-name="P33">MP2 - It's a no+ble idea.</text:p>
      <text:p text:style-name="P34">But I do+n't kno+w ho+w useful I'd be.</text:p>
      <text:p text:style-name="P35">What's the size o+f yo+ur party so+ far?</text:p>
      <text:p text:style-name="P36">It's still just yo+u, isn't it?</text:p>
      <text:p text:style-name="P37">If I were yo+u, I'd ask all the go+d tiers first. They'd give yo+u the mo+st tactical advantage, wo+uldn't they?</text:p>
      <text:p text:style-name="P38">Then yo+u can build yo+ur co+alitio+n aro+und them.</text:p>
      <text:p text:style-name="P39">+, they're immo+rtal, right? Or... gho+st immo+rtal, perhaps?</text:p>
      <text:p text:style-name="P40">Dear Go+d, it's finally co+me to+ this. We have to+ talk abo+ut "gho+st immo+rtality" no+w, in a serio+us way?</text:p>
      <text:p text:style-name="P41">Anyway, that's what I'd do+.</text:p>
      <text:p text:style-name="P42">Can he?</text:p>
      <text:soft-page-break/>
      <text:p text:style-name="P43">Yo+u'll have to+ ask Aranea. I'm sure she co+uld talk yo+ur fin o+ff o+n the subject.</text:p>
      <text:p text:style-name="P44">Do+ yo+u even kno+w who+ all the go+d tiers are?</text:p>
      <text:p text:style-name="P45">There's Aranea. Did yo+u ask her?</text:p>
      <text:p text:style-name="P46">Ok. Well, I ho+pe this isn't to+o+ invasive, but what abo+ut yo+u?</text:p>
      <text:p text:style-name="P47">I've heard rumo+rs that yo+u reached go+d tier, but never let o+n to+ anyo+ne.</text:p>
      <text:p text:style-name="P48">So+ it is true, then. Tho+ught so+.</text:p>
      <text:p text:style-name="P49">See what I mean, tho+ugh? I wasn't sure abo+ut that until just no+w. Rumo+rs are always flying, but secrets so+meho+w persist.</text:p>
      <text:p text:style-name="P50">Who+ kno+ws who+ else reached go+d tier? A lo+t can happen in three sweeps. I o+nly kno+w I didn't make it.</text:p>
      <text:p text:style-name="P51">But if yo+u need so+meo+ne to+ eerily pho+spho+resce in the demo+n's vicinity, while debating whether to+ try drinking his blo+o+d, then I'd like to+ think I easily crack the to+p 10+ candidates yo+u might co+nsider fo+r the jo+b.</text:p>
      <text:p text:style-name="P52">This is true.</text:p>
      <text:p text:style-name="P53">MP3 - I really can't blame yo+u fo+r being in such a hurry to+ go+ kill him.</text:p>
      <text:p text:style-name="P54">The Lo+rd o+f Time. Actually, it's a go+o+d example o+f what I've always been trying to+ say to+ Kankri, but he do+esn't buy it.</text:p>
      <text:p text:style-name="P55">After the scratch, o+ur wo+rld co+ntinued to+ be matriarchal upo+n superficial o+bservatio+n, but was subject to+ a co+nsiderably mo+re sinister, clo+aked fo+rm o+f patriarchal tyranny all alo+ng.</text:p>
      <text:p text:style-name="P56">Yo+ur po+st-scratch self, who+ grew up to+ be the empress, was really just the Lo+rd's slave all alo+ng. Implicity during her lo+ng reign, thro+ugh manipulatio+n by his cunning emplo+yee.</text:p>
      <text:p text:style-name="P57">And then explicitly, after the extinctio+n o+f o+ur race. She fo+rmally became his servant, and did his bidding lo+ng thereafter.</text:p>
      <text:p text:style-name="P58">He did the same with Damara. She was his lo+yal Time Witch, helping him turn o+ur wo+rld into+ the nightmare it became. When<text:s/><text:soft-page-break/>her usefulness came to+ an end, he pitted yo+u and her against each o+ther, in I guess a twisted redux o+f the co+nflict yo+u and she had in the past.</text:p>
      <text:p text:style-name="P59">The bo+tto+m line is, in additio+n to+ being an all aro+und bastard, this guy appears to+ enjo+y being especially nasty to+ girls.</text:p>
      <text:p text:style-name="P60">If it's true he's hunting do+wn the gho+st o+f his departed "sister", then I really feel so+rry fo+r her.</text:p>
      <text:p text:style-name="P61">Um,</text:p>
      <text:p text:style-name="P62">Best o+f luck with that.</text:p>
      <text:p text:style-name="P63">_</text:p>
      <text:p text:style-name="P64">KnVa1; KV1 - Kanny, leave this po+o+r kid alo+ne.</text:p>
      <text:p text:style-name="P65">I'm no+t calling yo+u Insufferable, Kanny. Well, no+t unless I'm using it as an actual adjective.</text:p>
      <text:p text:style-name="P66">Well...</text:p>
      <text:p text:style-name="P67">Ro+lling my eyes here.</text:p>
      <text:p text:style-name="P68">Can yo+u see? Do+ yo+u want me to+ light them up fo+r yo+u?</text:p>
      <text:p text:style-name="P69">I do+n't think he cares.</text:p>
      <text:p text:style-name="P70">Hey, there. Karkat? If yo+u do+n't mind my asking... are yo+u even remo+tely interested in the lo+af supplement this guy's serving?</text:p>
      <text:p text:style-name="P71">Go+tcha. Yo+u just said all yo+u needed to+ say.</text:p>
      <text:p text:style-name="P72">Yo+u kno+w, yo+u are actually very cute.</text:p>
      <text:p text:style-name="P73">That girl who+'s been wandering aro+und in the drago+n suit is a very lucky lady.</text:p>
      <text:p text:style-name="P74">(Very deep sigh.)</text:p>
      <text:p text:style-name="P75">...</text:p>
      <text:p text:style-name="P76">Yes, critical lecture. I'm sure.</text:p>
      <text:p text:style-name="P77">And am I right in being just as sure yo+u are assiduo+usly deco+nstructing every co+nceivable, hypo+thetical fo+rm o+f injustice no+ matter ho+w o+bscure, except tho+se that I happen to+ think are kind o+f impo+rtant?</text:p>
      <text:soft-page-break/>
      <text:p text:style-name="P78">Yes, ho+w dreadful it wo+uld be fo+r yo+ur sixty nine millio+n wo+rd essay to+ get bo+gged do+wn by even the faintest reference to+ the ro+les o+f gender in Befo+ran and Alternian civilizatio+n.</text:p>
      <text:p text:style-name="P79">Theo+retical?</text:p>
      <text:p text:style-name="P80">Appro+priating??</text:p>
      <text:p text:style-name="P81">PSEUDOSCIENCE???</text:p>
      <text:p text:style-name="P82">Kanny, I'm starting to+ feel just a little bit triggered by all this "appro+priatio+n" bullshit.</text:p>
      <text:p text:style-name="P83">Alright. Obvio+usly yo+u're in o+ne o+f yo+ur bratty mo+o+ds. I'm go+ne.</text:p>
      <text:p text:style-name="P84">KnVa3 - What do+es that even mean??</text:p>
      <text:p text:style-name="P85">All these sweeps and yo+u still act like such a wiggler so+metimes. Hey... is that...</text:p>
      <text:p text:style-name="P86">Is that grub sauce o+n yo+ur face?</text:p>
      <text:p text:style-name="P87">Yes it is. Yo+u have a big smudge o+f sauce, right there. Yo+u're a mess, Kanny. Co+me here.</text:p>
      <text:p text:style-name="P88">Do+n't wipe it o+ff with yo+ur sleeve! Oh my Go+d. I JUST washed that fo+r yo+u.</text:p>
      <text:p text:style-name="P89">We aren't o+n Befo+rus anymo+re. I wo+rked hard o+n that sweater, and I'm no+t go+ing to+ stand by while yo+u encrust it in grub sauce.</text:p>
      <text:p text:style-name="P90">Sigh...</text:p>
      <text:p text:style-name="P91">Why are yo+u always so+ co+ntrary with me? To+ be ho+nest, I think yo+ur need to+ "rebel" against whatever I suggest is what drives yo+ur dismissal o+f my views mo+re than anything abo+ut the views themselves.</text:p>
      <text:p text:style-name="P92">Hurdles? Kanny, yo+u sho+uld serio+usly sto+p o+verthinking this stuff. Even I do+n't kno+w what yo+u're talking abo+ut mo+st o+f the time.</text:p>
      <text:p text:style-name="P93">Pro+gress as a civilizatio+n?</text:p>
      <text:p text:style-name="P94">Kankri. Our peo+ple are extinct, and yo+u're wo+rried abo+ut "distracting fro+m the mo+re glaring issues"??</text:p>
      <text:soft-page-break/>
      <text:p text:style-name="P95">EVERYONE IS DEAD!!!</text:p>
      <text:p text:style-name="P96">...</text:p>
      <text:p text:style-name="P97">_</text:p>
      <text:p text:style-name="P98">LP1 - Hey.</text:p>
      <text:p text:style-name="P99">Latula, it's just me. I do+n't think anyo+ne is lo+o+king. No+ need to+ go+ so+ heavy o+n the rad girl ro+utine.</text:p>
      <text:p text:style-name="P100">Meeting o+ur ancesto+rs as kids, o+r, I mean o+ur descendants as kids, ho+wever yo+u want to+ spin it...</text:p>
      <text:p text:style-name="P101">It has me thinking abo+ut o+ur rebo+o+ted lives o+n Alternia, and what we grew up to+ be.</text:p>
      <text:p text:style-name="P102">Makes me wo+nder abo+ut fate. If it's so+mething that's even co+mprehensible.</text:p>
      <text:p text:style-name="P103">Fo+r instance, o+n Alternia, my relatio+nship with Kankri seemed to+ make so+me sense. I co+uld definitely see o+ur lives beco+ming entangled in that way, karmically speaking.</text:p>
      <text:p text:style-name="P104">But then there were o+ther develo+pments that are still mysterio+us to+ me.</text:p>
      <text:p text:style-name="P105">Like, as far as I kno+w, yo+u and Aranea always go+t alo+ng. Didn't yo+u?</text:p>
      <text:p text:style-name="P106">Exactly. No+thing much to+ yo+ur relatio+nship to+ speak o+f at all. But in yo+ur po+st-scratch lives yo+u had such majo+r issues to+gether, even yo+ur descendants inherited it, and co+ntinued the co+ntentio+us cycle until there was blo+o+dshed.</text:p>
      <text:p text:style-name="P107">Did yo+u no+t kno+w that?</text:p>
      <text:p text:style-name="P108">It do+es? Ho+w?</text:p>
      <text:p text:style-name="P109">I do+n't really understand karma.</text:p>
      <text:p text:style-name="P110">Oh. Co+uld yo+u explain to+ me ho+w it wo+rks, then?</text:p>
      <text:p text:style-name="P111">I do+n't</text:p>
      <text:p text:style-name="P112">...</text:p>
      <text:p text:style-name="P113">Ok. Let's see it.</text:p>
      <text:p text:style-name="P114">_</text:p>
      <text:soft-page-break/>
      <text:p text:style-name="P115">KM1; DM1 - Damara, do+ yo+u mind? We're having a private co+nversatio+n here.</text:p>
      <text:p text:style-name="P116">Please. Leave us alo+ne. We'll talk later, o+k?</text:p>
      <text:p text:style-name="P117">(that's her specialty. just igno+re her until she go+es away.)</text:p>
      <text:p text:style-name="P118">KM2 - Ah, seems we have co+mpany. Guess we sho+uld wrap this up!</text:p>
      <text:p text:style-name="P119">I'm very happy yo+u came to+ see me. I ho+pe yo+u'll bear in mind what I said.</text:p>
      <text:p text:style-name="P120">Yo+u have impo+rtant wo+rk ahead o+f yo+u. The legacy o+f o+ur race is in yo+ur hands.</text:p>
      <text:p text:style-name="P121">I kno+w yo+u will make me pro+ud.</text:p>
      <text:p text:style-name="P122">KM3; MP5 - Let's stay in to+uch, Kanaya. Co+me lo+o+king fo+r me in yo+ur dreams any time yo+u like.</text:p>
      <text:p text:style-name="P123">And be sure no+t to+ let that o+ne to+o+ far o+ut o+f yo+ur sight.</text:p>
      <text:p text:style-name="P124">Please. Yo+u aren't even mad. Yo+u just wanted an excuse to+ use mo+re fish puns.</text:p>
      <text:p text:style-name="P125">_</text:p>
      <text:p text:style-name="P126">MP4 - Meenah, what are yo+u do+ing? Do+n't hassle her fo+r private info+rmatio+n. It's rude.</text:p>
      <text:p text:style-name="P127">_</text:p>
      <text:p text:style-name="P1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ourier New" svg:font-family="Courier New" style:font-family-generic="modern" style:font-pitch="fixed" svg:panose-1="2 7 3 9 2 2 5 2 4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Courier New" style:font-name-asian="Courier New" style:font-name-complex="Courier New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ily Huang</dc:creator>
    <meta:creation-date>2024-12-18T01:00:00Z</meta:creation-date>
    <dc:date>2024-12-18T01:14:00Z</dc:date>
    <meta:template xlink:href="Normal.dotm" xlink:type="simple"/>
    <meta:editing-cycles>3</meta:editing-cycles>
    <meta:editing-duration>PT0S</meta:editing-duration>
    <meta:document-statistic meta:page-count="7" meta:paragraph-count="17" meta:word-count="1337" meta:character-count="8944" meta:row-count="63" meta:non-whitespace-character-count="7624"/>
  </office:meta>
</office:document-meta>
</file>